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5-11-2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5-07-1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5-04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5-01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4-10-0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4-06-2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4-04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4-01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3-11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3-10-0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3-07-1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3-04-1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3-01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2-10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2-08-0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2-05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2-03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1-10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1-08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1-05-1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0-12-2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0-10-0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0-06-2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0-04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20-01-0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9-10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9-07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9-04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9-01-3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8-11-2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8-10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8-08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8-06-1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8-03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8-02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7-12-0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7-10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7-09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7-08-0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7-04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6-12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6-10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6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6-06-1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6-03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5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5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5-09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5-05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5-0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4-10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4-06-1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4-03-2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3-12-2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3-10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3-06-0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3-03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3-01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2-12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2-09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2-05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1-12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1-09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1-07-1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1-05-0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1-02-1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0-12-0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0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0-08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0-07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0-06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0-04-1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10-01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9-11-1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9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9-05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9-05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9-0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8-11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8-10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8-07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8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8-02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7-12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7-09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7-09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7-08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7-08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7-07-1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7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7-04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6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6-10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6-07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6-01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5-10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5-09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5-07-0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5-05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5-02-1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5-01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4-10-1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4-07-1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4-04-1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4-01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3-11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3-11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3-10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3-07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3-02-19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2-11-1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2-02-0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1-10-0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1-06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1-03-09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0-10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0-08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0-07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0-05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2000-01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9-1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9-10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9-06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9-04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9-03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9-02-0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8-12-16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8-10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8-07-3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8-04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8-02-0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8-01-0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12-0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10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10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08-1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05-07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04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03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0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7-01-0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1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11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10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08-0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07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06-0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05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03-1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02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6-01-0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5-12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5-10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5-09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5-08-1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5-06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5-05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5-03-2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12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10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7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5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4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3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2-0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1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1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4-01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12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12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11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1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11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10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10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9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9-1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8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7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7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7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6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6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6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5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5-1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4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4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3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2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1-2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3-01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12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12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12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11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11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10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10-1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9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9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9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8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8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8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8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7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6-3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6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6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6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5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5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5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4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4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4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4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3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3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2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2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2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1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2-01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12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12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1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1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11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11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10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10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9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9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9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8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8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8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7-3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7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7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7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5-3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5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5-1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5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5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5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5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4-2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4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4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3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3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3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3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2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2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2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2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1-1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1-01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0-12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427103131701</text:p>
          </table:table-cell>
          <table:table-cell office:value-type="string" calcext:value-type="string">
            <text:p>001N07E01DBBB (Star Village)</text:p>
          </table:table-cell>
          <table:table-cell office:value-type="string" calcext:value-type="string">
            <text:p>199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2" meta:object-count="0"/>
    <meta:user-defined meta:name="AppVersion">3.0</meta:user-defined>
  </office:meta>
</office:document-meta>
</file>